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ta2" style:family="table" style:master-page-name="Default">
      <style:table-properties table:display="true" style:writing-mode="lr-tb" table:tab-color="#e16173"/>
    </style:style>
    <style:style style:name="ta3" style:family="table" style:master-page-name="Default">
      <style:table-properties table:display="true" style:writing-mode="lr-tb" table:tab-color="#c9211e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fill="solid" draw:fill-color="#f6f9d4" draw:textarea-horizontal-align="left" draw:textarea-vertical-align="top" draw:auto-grow-height="false" fo:min-height="6.734cm" fo:min-width="26.462cm" fo:padding-top="0.7cm" fo:padding-bottom="0.5cm" fo:padding-left="1.1cm" fo:padding-right="0.6cm" fo:wrap-option="wrap" draw:shadow="visible" style:writing-mode="lr-tb" loext:decorative="false"/>
      <style:paragraph-properties fo:text-align="start"/>
      <style:text-properties fo:font-size="15pt" fo:background-color="#ff0000" style:font-size-asian="15pt" style:font-size-complex="15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style:paragraph-properties fo:text-align="start"/>
      <style:text-properties fo:font-size="15pt" fo:background-color="#ff0000" style:font-size-asian="15pt" style:font-size-complex="15pt"/>
    </style:style>
    <style:style style:name="P2" style:family="paragraph">
      <style:paragraph-properties fo:text-align="center"/>
      <style:text-properties fo:font-size="15pt" fo:background-color="#ff0000" style:font-size-asian="15pt" style:font-size-complex="15pt"/>
    </style:style>
    <style:style style:name="P3" style:family="paragraph">
      <loext:graphic-properties draw:fill="solid" draw:fill-color="#f6f9d4"/>
      <style:paragraph-properties fo:text-align="start" style:writing-mode="lr-tb"/>
      <style:text-properties fo:font-size="15pt" fo:background-color="#ff0000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fo:background-color="#ff0000" style:font-size-asian="15pt" style:font-size-complex="15pt"/>
    </style:style>
    <style:style style:name="T2" style:family="text">
      <style:text-properties fo:font-size="15pt" fo:background-color="#ffffff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TP-1" table:style-name="ta1">
        <table:shapes>
          <draw:custom-shape draw:z-index="0" draw:name="Forme 1" draw:style-name="gr1" draw:text-style-name="P3" svg:width="29.02cm" svg:height="8.792cm" svg:x="0.661cm" svg:y="0.16cm">
            <text:p text:style-name="P1"><text:span text:style-name="T1">TP-1</text:span></text:p>
            <text:p text:style-name="P2"><text:span text:style-name="T2"/></text:p>
            <text:p text:style-name="P1"><text:span text:style-name="T2">1) Réaliser un tableau d’amortissement à annuité constante pour capital de 150 000 €, un taux nominatif de t=3,5 % , une durée de <text:s/>de 4 ans avec taux d’ assurance de 0,03 % du capital et un montant de 600 € pour les frais de dossier</text:span></text:p>
            <text:p text:style-name="P1"><text:span text:style-name="T2">2) Mettre en forme le tableau</text:span></text:p>
            <text:p text:style-name="P1"><text:span text:style-name="T2">3) Calculer le total des intérêts</text:span></text:p>
            <text:p text:style-name="P1"><text:span text:style-name="T2"/></text:p>
            <text:p text:style-name="P1"><text:span text:style-name="T2">4) Calculer le total de l’assurance</text:span></text:p>
            <text:p text:style-name="P1"><text:span text:style-name="T2"/></text:p>
            <text:p text:style-name="P1"><text:span text:style-name="T2">5) Calculer le coût du crédit</text:span></text:p>
            <text:p text:style-name="P1"><text:span text:style-name="T2"/></text:p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name="objet incorporé (OLE) 1" draw:style-name="gr2" draw:text-style-name="P4" svg:width="6.667cm" svg:height="1.553cm" svg:x="34.334cm" svg:y="1.72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objet incorporé (OLE) 2" draw:style-name="gr2" draw:text-style-name="P4" svg:width="7.145cm" svg:height="0.742cm" svg:x="34.361cm" svg:y="4.25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objet incorporé (OLE) 3" draw:style-name="gr2" draw:text-style-name="P4" svg:width="10.074cm" svg:height="0.742cm" svg:x="32.657cm" svg:y="5.97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name="objet incorporé (OLE) 4" draw:style-name="gr2" draw:text-style-name="P4" svg:width="12.664cm" svg:height="0.669cm" svg:x="32.242cm" svg:y="7.889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name="objet incorporé (OLE) 5" draw:style-name="gr2" draw:text-style-name="P4" svg:width="11.487cm" svg:height="0.585cm" svg:x="32.904cm" svg:y="9.00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name="objet incorporé (OLE) 6" draw:style-name="gr2" draw:text-style-name="P4" svg:width="12.496cm" svg:height="0.585cm" svg:x="32.242cm" svg:y="10.62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 table:number-rows-repeated="2">
          <table:table-cell table:number-columns-repeated="14"/>
          <table:table-cell table:style-name="ce4" table:number-columns-repeated="6"/>
        </table:table-row>
        <table:table-row table:style-name="ro1">
          <table:table-cell table:number-columns-repeated="14"/>
          <table:table-cell table:style-name="ce3" table:number-columns-spanned="6" table:number-rows-spanned="4"/>
          <table:covered-table-cell table:number-columns-repeated="5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table-cell table:style-name="ce4" table:number-columns-repeated="6"/>
        </table:table-row>
        <table:table-row table:style-name="ro1">
          <table:table-cell table:number-columns-repeated="14"/>
          <table:table-cell table:style-name="ce6" table:number-columns-spanned="6" table:number-rows-spanned="3"/>
          <table:covered-table-cell table:number-columns-repeated="5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table-cell table:style-name="ce4" table:number-columns-repeated="6"/>
        </table:table-row>
        <table:table-row table:style-name="ro1">
          <table:table-cell table:number-columns-repeated="14"/>
          <table:table-cell table:style-name="ce6" table:number-columns-spanned="6" table:number-rows-spanned="3"/>
          <table:covered-table-cell table:number-columns-repeated="5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table-cell table:style-name="ce4" table:number-columns-repeated="6"/>
        </table:table-row>
        <table:table-row table:style-name="ro1">
          <table:table-cell table:number-columns-repeated="14"/>
          <table:table-cell table:style-name="ce6" table:number-columns-spanned="6" table:number-rows-spanned="5"/>
          <table:covered-table-cell table:number-columns-repeated="5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table-cell table:style-name="ce4" table:number-columns-repeated="6"/>
        </table:table-row>
        <table:table-row table:style-name="ro1">
          <table:table-cell table:number-columns-repeated="14"/>
          <table:table-cell table:style-name="ce6" table:number-columns-spanned="6" table:number-rows-spanned="3"/>
          <table:covered-table-cell table:number-columns-repeated="5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>
          <table:table-cell table:number-columns-repeated="14"/>
          <table:covered-table-cell table:number-columns-repeated="6" table:style-name="ce4"/>
        </table:table-row>
        <table:table-row table:style-name="ro1" table:number-rows-repeated="2">
          <table:table-cell table:number-columns-repeated="14"/>
          <table:table-cell table:style-name="ce4" table:number-columns-repeated="6"/>
        </table:table-row>
        <table:table-row table:style-name="ro1">
          <table:table-cell/>
          <table:table-cell office:value-type="string" calcext:value-type="string">
            <text:p>Capital =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au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/>
          <table:table-cell office:value-type="string" calcext:value-type="string">
            <text:p>an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ssurance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Frais </text:p>
            <text:p>De </text:p>
            <text:p>Dossier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table:style-name="ce1" table:number-columns-repeated="8"/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Capital <text:s/>Initial</text:p>
          </table:table-cell>
          <table:table-cell table:style-name="ce1" office:value-type="string" calcext:value-type="string">
            <text:p>Annuité</text:p>
          </table:table-cell>
          <table:table-cell table:style-name="ce1" office:value-type="string" calcext:value-type="string">
            <text:p>Intérêts</text:p>
          </table:table-cell>
          <table:table-cell table:style-name="ce1" office:value-type="string" calcext:value-type="string">
            <text:p>Assurance </text:p>
          </table:table-cell>
          <table:table-cell table:style-name="ce1" office:value-type="string" calcext:value-type="string">
            <text:p>Amortissement</text:p>
          </table:table-cell>
          <table:table-cell table:style-name="ce1" office:value-type="string" calcext:value-type="string">
            <text:p>Échéance</text:p>
          </table:table-cell>
          <table:table-cell table:style-name="ce1" office:value-type="string" calcext:value-type="string">
            <text:p>Capital Restant dû</text:p>
          </table:table-cell>
          <table:table-cell table:number-columns-repeated="11"/>
        </table:table-row>
        <table:table-row table:style-name="ro1" table:number-rows-repeated="4">
          <table:table-cell/>
          <table:table-cell table:style-name="ce1" table:number-columns-repeated="8"/>
          <table:table-cell table:number-columns-repeated="11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8"/>
          <table:table-cell table:number-columns-repeated="11"/>
        </table:table-row>
      </table:table>
      <table:table table:name="TP-2" table:style-name="ta2">
        <table:shapes>
          <draw:frame draw:z-index="1" draw:name="objet incorporé (OLE) 7" draw:style-name="gr2" draw:text-style-name="P4" svg:width="6.667cm" svg:height="1.553cm" svg:x="36.591cm" svg:y="2.17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name="objet incorporé (OLE) 8" draw:style-name="gr2" draw:text-style-name="P4" svg:width="7.145cm" svg:height="0.742cm" svg:x="36.618cm" svg:y="4.7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name="objet incorporé (OLE) 9" draw:style-name="gr2" draw:text-style-name="P4" svg:width="10.074cm" svg:height="0.742cm" svg:x="34.914cm" svg:y="6.4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name="objet incorporé (OLE) 10" draw:style-name="gr2" draw:text-style-name="P4" svg:width="12.664cm" svg:height="0.669cm" svg:x="34.499cm" svg:y="8.34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name="objet incorporé (OLE) 11" draw:style-name="gr2" draw:text-style-name="P4" svg:width="11.487cm" svg:height="0.585cm" svg:x="35.161cm" svg:y="9.45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name="objet incorporé (OLE) 12" draw:style-name="gr2" draw:text-style-name="P4" svg:width="12.496cm" svg:height="0.585cm" svg:x="34.499cm" svg:y="11.07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1" table:number-columns-repeated="6" table:default-cell-style-name="ce4"/>
        <table:table-row table:style-name="ro1">
          <table:table-cell>
            <draw:custom-shape draw:z-index="0" draw:name="Forme 2" draw:style-name="gr1" draw:text-style-name="P3" svg:width="29.02cm" svg:height="8.792cm" svg:x="0.055cm" svg:y="0cm">
              <text:p text:style-name="P1"><text:span text:style-name="T1">TP-2</text:span></text:p>
              <text:p text:style-name="P2"><text:span text:style-name="T2"/></text:p>
              <text:p text:style-name="P1"><text:span text:style-name="T2">1) Réaliser un tableau d’amortissement à annuité constante pour capital de 200 000 €, un taux nominatif de t=3,8 % , une durée de <text:s/>de 10 ans avec taux d’ assurance de 0,03 % du capital et un montant de 600 € pour les frais de dossier</text:span></text:p>
              <text:p text:style-name="P1"><text:span text:style-name="T2">2) Mettre en forme le tableau</text:span></text:p>
              <text:p text:style-name="P1"><text:span text:style-name="T2">3) Calculer la mensualité</text:span></text:p>
              <text:p text:style-name="P1"><text:span text:style-name="T2">4) Calculer le total des intérêts</text:span></text:p>
              <text:p text:style-name="P1"><text:span text:style-name="T2">5) Calculer le total de l’assurance</text:span></text:p>
              <text:p text:style-name="P1"><text:span text:style-name="T2">6) Calculer le coût du crédit</text:span></text:p>
              <text:p text:style-name="P1"><text:span text:style-name="T2">7) Représenter graphiquement l’évolution des intérêts en fonction des années</text:span></text:p>
              <text:p text:style-name="P1"><text:span text:style-name="T2">8) Calculer le TAEG</text:span></text:p>
              <text:p text:style-name="P1"><text:span text:style-name="T2"/></text:p>
              <text:p text:style-name="P1"><text:span text:style-name="T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4"/>
          <table:table-cell table:style-name="Default" table:number-columns-repeated="6"/>
        </table:table-row>
        <table:table-row table:style-name="ro1" table:number-rows-repeated="2">
          <table:table-cell table:number-columns-repeated="15"/>
          <table:table-cell table:style-name="Default"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5"/>
          <table:table-cell table:style-name="ce3" table:number-columns-spanned="6" table:number-rows-spanned="4"/>
          <table:covered-table-cell table:number-columns-repeated="5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6" table:number-columns-spanned="6" table:number-rows-spanned="3"/>
          <table:covered-table-cell table:number-columns-repeated="5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6" table:number-columns-spanned="6" table:number-rows-spanned="3"/>
          <table:covered-table-cell table:number-columns-repeated="5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6" table:number-columns-spanned="6" table:number-rows-spanned="5"/>
          <table:covered-table-cell table:number-columns-repeated="5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15"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6" table:number-columns-spanned="6" table:number-rows-spanned="3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Capital =</text:p>
          </table:table-cell>
          <table:table-cell table:number-columns-repeated="13"/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Taux</text:p>
          </table:table-cell>
          <table:table-cell table:number-columns-repeated="13"/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/>
          <table:table-cell office:value-type="string" calcext:value-type="string">
            <text:p>an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ssurance</text:p>
          </table:table-cell>
          <table:table-cell table:number-columns-repeated="19"/>
        </table:table-row>
        <table:table-row table:style-name="ro2">
          <table:table-cell/>
          <table:table-cell table:style-name="ce1" office:value-type="string" calcext:value-type="string">
            <text:p>Frais </text:p>
            <text:p>De </text:p>
            <text:p>Dossier</text:p>
          </table:table-cell>
          <table:table-cell table:number-columns-repeated="13"/>
          <table:table-cell table:style-name="Default" table:number-columns-repeated="6"/>
        </table:table-row>
        <table:table-row table:style-name="ro1" table:number-rows-repeated="3">
          <table:table-cell table:number-columns-repeated="15"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8"/>
          <table:table-cell table:number-columns-repeated="6"/>
          <table:table-cell table:style-name="Default" table:number-columns-repeated="6"/>
        </table:table-row>
        <table:table-row table:style-name="ro3">
          <table:table-cell/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Capital <text:s/>Initial</text:p>
          </table:table-cell>
          <table:table-cell table:style-name="ce1" office:value-type="string" calcext:value-type="string">
            <text:p>Annuité</text:p>
          </table:table-cell>
          <table:table-cell table:style-name="ce1" office:value-type="string" calcext:value-type="string">
            <text:p>Intérêts</text:p>
          </table:table-cell>
          <table:table-cell table:style-name="ce1" office:value-type="string" calcext:value-type="string">
            <text:p>Assurance </text:p>
          </table:table-cell>
          <table:table-cell table:style-name="ce1" office:value-type="string" calcext:value-type="string">
            <text:p>Amortissement</text:p>
          </table:table-cell>
          <table:table-cell table:style-name="ce1" office:value-type="string" calcext:value-type="string">
            <text:p>Échéance</text:p>
          </table:table-cell>
          <table:table-cell table:style-name="ce1" office:value-type="string" calcext:value-type="string">
            <text:p>Capital Restant dû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8"/>
          <table:table-cell table:number-columns-repeated="6"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8"/>
          <table:table-cell table:number-columns-repeated="6"/>
          <table:table-cell table:style-name="Default" table:number-columns-repeated="6"/>
        </table:table-row>
      </table:table>
      <table:table table:name="TP-3" table:style-name="ta3">
        <table:shapes>
          <draw:frame draw:z-index="1" draw:name="objet incorporé (OLE) 13" draw:style-name="gr2" draw:text-style-name="P4" svg:width="6.667cm" svg:height="1.553cm" svg:x="38.849cm" svg:y="3.08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name="objet incorporé (OLE) 14" draw:style-name="gr2" draw:text-style-name="P4" svg:width="7.145cm" svg:height="0.742cm" svg:x="38.876cm" svg:y="5.60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name="objet incorporé (OLE) 15" draw:style-name="gr2" draw:text-style-name="P4" svg:width="10.074cm" svg:height="0.742cm" svg:x="37.171cm" svg:y="7.33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name="objet incorporé (OLE) 16" draw:style-name="gr2" draw:text-style-name="P4" svg:width="12.664cm" svg:height="0.669cm" svg:x="36.756cm" svg:y="9.24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name="objet incorporé (OLE) 17" draw:style-name="gr2" draw:text-style-name="P4" svg:width="11.487cm" svg:height="0.585cm" svg:x="37.418cm" svg:y="10.35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name="objet incorporé (OLE) 18" draw:style-name="gr2" draw:text-style-name="P4" svg:width="12.496cm" svg:height="0.585cm" svg:x="36.756cm" svg:y="11.97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>
            <draw:custom-shape draw:z-index="0" draw:name="Forme 3" draw:style-name="gr1" draw:text-style-name="P3" svg:width="29.02cm" svg:height="8.792cm" svg:x="0cm" svg:y="0cm">
              <text:p text:style-name="P1"><text:span text:style-name="T1">TP-3</text:span></text:p>
              <text:p text:style-name="P2"><text:span text:style-name="T2"/></text:p>
              <text:p text:style-name="P1"><text:span text:style-name="T2">1) Réaliser un tableau d’amortissement à annuité constante pour capital de 200 000 €, un taux nominatif de t=3,8 % <text:s/>qui est variable et qui change au bout de 4 ans sa valeur devient 2,5 % et à 6 ans et devient 4 %, une durée de <text:s/>de 10 ans avec taux d’ assurance de 0,03 % du capital et un montant de 600 € pour les frais de dossier</text:span></text:p>
              <text:p text:style-name="P1"><text:span text:style-name="T2">2) Mettre en forme le tableau</text:span></text:p>
              <text:p text:style-name="P1"><text:span text:style-name="T2">3) Calculer la mensualité</text:span></text:p>
              <text:p text:style-name="P1"><text:span text:style-name="T2">4) Calculer le total des intérêts</text:span></text:p>
              <text:p text:style-name="P1"><text:span text:style-name="T2">5) Calculer le total de l’assurance</text:span></text:p>
              <text:p text:style-name="P1"><text:span text:style-name="T2">6) Calculer le coût du crédit</text:span></text:p>
              <text:p text:style-name="P1"><text:span text:style-name="T2">7) Représenter graphiquement l’évolution des intérêts en fonction des années</text:span></text:p>
              <text:p text:style-name="P1"><text:span text:style-name="T2">8) Calculer le TAEG</text:span></text:p>
              <text:p text:style-name="P1"><text:span text:style-name="T2"/></text:p>
              <text:p text:style-name="P1"><text:span text:style-name="T2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 table:number-rows-repeated="2">
          <table:table-cell table:number-columns-repeated="16"/>
          <table:table-cell table:style-name="ce4" table:number-columns-repeated="6"/>
        </table:table-row>
        <table:table-row table:style-name="ro1">
          <table:table-cell table:number-columns-repeated="16"/>
          <table:table-cell table:style-name="ce3" table:number-columns-spanned="6" table:number-rows-spanned="4"/>
          <table:covered-table-cell table:number-columns-repeated="5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table-cell table:style-name="ce4" table:number-columns-repeated="6"/>
        </table:table-row>
        <table:table-row table:style-name="ro1">
          <table:table-cell table:number-columns-repeated="16"/>
          <table:table-cell table:style-name="ce6" table:number-columns-spanned="6" table:number-rows-spanned="3"/>
          <table:covered-table-cell table:number-columns-repeated="5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table-cell table:style-name="ce4" table:number-columns-repeated="6"/>
        </table:table-row>
        <table:table-row table:style-name="ro1">
          <table:table-cell table:number-columns-repeated="16"/>
          <table:table-cell table:style-name="ce6" table:number-columns-spanned="6" table:number-rows-spanned="3"/>
          <table:covered-table-cell table:number-columns-repeated="5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table-cell table:style-name="ce4" table:number-columns-repeated="6"/>
        </table:table-row>
        <table:table-row table:style-name="ro1">
          <table:table-cell table:number-columns-repeated="16"/>
          <table:table-cell table:style-name="ce6" table:number-columns-spanned="6" table:number-rows-spanned="5"/>
          <table:covered-table-cell table:number-columns-repeated="5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table-cell table:style-name="ce4" table:number-columns-repeated="6"/>
        </table:table-row>
        <table:table-row table:style-name="ro1">
          <table:table-cell table:number-columns-repeated="16"/>
          <table:table-cell table:style-name="ce6" table:number-columns-spanned="6" table:number-rows-spanned="3"/>
          <table:covered-table-cell table:number-columns-repeated="5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 table:number-columns-repeated="16"/>
          <table:covered-table-cell table:number-columns-repeated="6" table:style-name="ce4"/>
        </table:table-row>
        <table:table-row table:style-name="ro1">
          <table:table-cell/>
          <table:table-cell office:value-type="string" calcext:value-type="string">
            <text:p>Capital =</text:p>
          </table:table-cell>
          <table:table-cell table:number-columns-repeated="14"/>
          <table:table-cell table:style-name="ce4" table:number-columns-repeated="6"/>
        </table:table-row>
        <table:table-row table:style-name="ro1">
          <table:table-cell/>
          <table:table-cell office:value-type="string" calcext:value-type="string">
            <text:p>Taux</text:p>
          </table:table-cell>
          <table:table-cell table:number-columns-repeated="14"/>
          <table:table-cell table:style-name="ce4" table:number-columns-repeated="6"/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/>
          <table:table-cell office:value-type="string" calcext:value-type="string">
            <text:p>an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ssurance</text:p>
          </table:table-cell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Frais </text:p>
            <text:p>De </text:p>
            <text:p>Dossier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style-name="ce1" table:number-columns-repeated="8"/>
          <table:table-cell table:number-columns-repeated="13"/>
        </table:table-row>
        <table:table-row table:style-name="ro3">
          <table:table-cell/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Capital <text:s/>Initial</text:p>
          </table:table-cell>
          <table:table-cell table:style-name="ce1" office:value-type="string" calcext:value-type="string">
            <text:p>Annuité</text:p>
          </table:table-cell>
          <table:table-cell table:style-name="ce1" office:value-type="string" calcext:value-type="string">
            <text:p>Intérêts</text:p>
          </table:table-cell>
          <table:table-cell table:style-name="ce1" office:value-type="string" calcext:value-type="string">
            <text:p>Assurance </text:p>
          </table:table-cell>
          <table:table-cell table:style-name="ce1" office:value-type="string" calcext:value-type="string">
            <text:p>Amortissement</text:p>
          </table:table-cell>
          <table:table-cell table:style-name="ce1" office:value-type="string" calcext:value-type="string">
            <text:p>Échéance</text:p>
          </table:table-cell>
          <table:table-cell table:style-name="ce1" office:value-type="string" calcext:value-type="string">
            <text:p>Capital Restant dû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8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percentage-style style:name="N124">
      <number:number number:decimal-places="3" number:min-decimal-places="3" number:min-integer-digits="1"/>
      <number:text>%</number:text>
    </number:percentage-style>
    <number:percentage-style style:name="N125">
      <number:number number:decimal-places="4" number:min-decimal-places="4" number:min-integer-digits="1"/>
      <number:text>%</number:text>
    </number:percentage-style>
    <number:percentage-style style:name="N126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 style:data-style-name="N2" text:time-value="08:48:17.6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09:01:32.064000000</meta:creation-date>
    <dc:date>2025-12-14T08:50:20.670000000</dc:date>
    <meta:editing-duration>PT8M11S</meta:editing-duration>
    <meta:editing-cycles>2</meta:editing-cycles>
    <meta:generator>LibreOffice/24.2.0.3$Windows_X86_64 LibreOffice_project/da48488a73ddd66ea24cf16bbc4f7b9c08e9bea1</meta:generator>
    <meta:document-statistic meta:table-count="3" meta:cell-count="42" meta:object-count="21"/>
  </office:meta>
</office:document-meta>
</file>

<file path=Object 1/content.xml><?xml version="1.0" encoding="utf-8"?>
<math xmlns="http://www.w3.org/1998/Math/MathML" display="block">
  <semantics>
    <mrow>
      <mi mathvariant="italic">Annuité</mi>
      <mo stretchy="false">=</mo>
      <mfrac>
        <mrow>
          <mi mathvariant="italic">capital</mi>
          <mrow>
            <mspace width="2em"/>
            <mo stretchy="false">×</mo>
            <mspace width="2em"/>
          </mrow>
          <mi mathvariant="italic">taux</mi>
        </mrow>
        <mrow>
          <mn>1</mn>
          <mo stretchy="false">−</mo>
          <msup>
            <mrow>
              <mo fence="true" form="prefix" stretchy="false">(</mo>
              <mrow>
                <mrow>
                  <mn>1</mn>
                  <mo stretchy="false">+</mo>
                  <mi mathvariant="italic">taux</mi>
                </mrow>
              </mrow>
              <mo fence="true" form="postfix" stretchy="false">)</mo>
            </mrow>
            <mrow>
              <mo stretchy="false">−</mo>
              <mi mathvariant="italic">durée</mi>
            </mrow>
          </msup>
        </mrow>
      </mfrac>
    </mrow>
    <annotation encoding="StarMath 5.0">Annuité ={  capital~ times ~taux } over { 1 -(1+ taux)^{-durée} }</annotation>
  </semantics>
</math>
</file>

<file path=Object 10/content.xml><?xml version="1.0" encoding="utf-8"?>
<math xmlns="http://www.w3.org/1998/Math/MathML" display="block">
  <semantics>
    <mrow>
      <mrow>
        <mi mathvariant="italic">Echéance</mi>
        <mo stretchy="false">=</mo>
        <mi mathvariant="italic">Annuité</mi>
      </mrow>
      <mrow>
        <mspace width="2em"/>
        <mo stretchy="false">+</mo>
        <mspace width="2em"/>
      </mrow>
      <mi mathvariant="italic">Assurance</mi>
      <mrow>
        <mspace width="2em"/>
        <mo stretchy="false">+</mo>
        <mspace width="2em"/>
      </mrow>
      <mi mathvariant="italic">Frais</mi>
      <mi mathvariant="italic">dossier</mi>
    </mrow>
    <annotation encoding="StarMath 5.0">Echéance = Annuité ~+~Assurance ~+~Frais dossier </annotation>
  </semantics>
</math>
</file>

<file path=Object 11/content.xml><?xml version="1.0" encoding="utf-8"?>
<math xmlns="http://www.w3.org/1998/Math/MathML" display="block">
  <semantics>
    <mrow>
      <mi mathvariant="italic">Les</mi>
      <mspace width="2em"/>
      <mi mathvariant="italic">Frais</mi>
      <mspace width="2em"/>
      <mi mathvariant="italic">de</mi>
      <mspace width="2em"/>
      <mi mathvariant="italic">dossiers</mi>
      <mspace width="2em"/>
      <mi mathvariant="italic">que</mi>
      <mspace width="2em"/>
      <mi mathvariant="italic">pour</mi>
      <mspace width="2em"/>
      <mi mathvariant="italic">la</mi>
      <mspace width="2em"/>
      <mi>1ere</mi>
      <mspace width="2em"/>
      <mi mathvariant="italic">Année</mi>
    </mrow>
    <annotation encoding="StarMath 5.0">{ Les ~ Frais ~ de ~ dossiers ~ que ~ pour ~ la ~ 1ere ~ Année }</annotation>
  </semantics>
</math>
</file>

<file path=Object 12/content.xml><?xml version="1.0" encoding="utf-8"?>
<math xmlns="http://www.w3.org/1998/Math/MathML" display="block">
  <semantics>
    <mrow>
      <mrow>
        <mi mathvariant="italic">Capital</mi>
        <mspace width="2em"/>
        <mi mathvariant="italic">restant</mi>
        <mspace width="4em"/>
        <mi mathvariant="italic">dû</mi>
      </mrow>
      <mo stretchy="false">=</mo>
      <mrow>
        <mi mathvariant="italic">Capital</mi>
        <mspace width="2em"/>
        <mi mathvariant="italic">Début</mi>
        <mrow>
          <mspace width="2em"/>
          <mo stretchy="false">−</mo>
          <mspace width="2em"/>
        </mrow>
        <mi mathvariant="italic">Amortissement</mi>
      </mrow>
    </mrow>
    <annotation encoding="StarMath 5.0">{Capital~restant~~dû}={Capital~Début~-~Amortissement}</annotation>
  </semantics>
</math>
</file>

<file path=Object 13/content.xml><?xml version="1.0" encoding="utf-8"?>
<math xmlns="http://www.w3.org/1998/Math/MathML" display="block">
  <semantics>
    <mrow>
      <mi mathvariant="italic">Annuité</mi>
      <mo stretchy="false">=</mo>
      <mfrac>
        <mrow>
          <mi mathvariant="italic">capital</mi>
          <mrow>
            <mspace width="2em"/>
            <mo stretchy="false">×</mo>
            <mspace width="2em"/>
          </mrow>
          <mi mathvariant="italic">taux</mi>
        </mrow>
        <mrow>
          <mn>1</mn>
          <mo stretchy="false">−</mo>
          <msup>
            <mrow>
              <mo fence="true" form="prefix" stretchy="false">(</mo>
              <mrow>
                <mrow>
                  <mn>1</mn>
                  <mo stretchy="false">+</mo>
                  <mi mathvariant="italic">taux</mi>
                </mrow>
              </mrow>
              <mo fence="true" form="postfix" stretchy="false">)</mo>
            </mrow>
            <mrow>
              <mo stretchy="false">−</mo>
              <mi mathvariant="italic">durée</mi>
            </mrow>
          </msup>
        </mrow>
      </mfrac>
    </mrow>
    <annotation encoding="StarMath 5.0">Annuité ={  capital~ times ~taux } over { 1 -(1+ taux)^{-durée} }</annotation>
  </semantics>
</math>
</file>

<file path=Object 14/content.xml><?xml version="1.0" encoding="utf-8"?>
<math xmlns="http://www.w3.org/1998/Math/MathML" display="block">
  <semantics>
    <mrow>
      <mrow>
        <mi mathvariant="italic">Intérêts</mi>
        <mo stretchy="false">=</mo>
        <mi mathvariant="italic">Capital</mi>
      </mrow>
      <mrow>
        <mspace width="2em"/>
        <mo stretchy="false">×</mo>
        <mspace width="2em"/>
      </mrow>
      <mi mathvariant="italic">taux</mi>
    </mrow>
    <annotation encoding="StarMath 5.0">Intérêts =Capital ~times ~taux</annotation>
  </semantics>
</math>
</file>

<file path=Object 15/content.xml><?xml version="1.0" encoding="utf-8"?>
<math xmlns="http://www.w3.org/1998/Math/MathML" display="block">
  <semantics>
    <mrow>
      <mrow>
        <mi mathvariant="italic">Amortissement</mi>
        <mo stretchy="false">=</mo>
        <mi mathvariant="italic">Annuité</mi>
      </mrow>
      <mrow>
        <mspace width="2em"/>
        <mo stretchy="false">−</mo>
        <mspace width="2em"/>
      </mrow>
      <mi mathvariant="italic">intérêts</mi>
    </mrow>
    <annotation encoding="StarMath 5.0">Amortissement =Annuité ~-~intérêts</annotation>
  </semantics>
</math>
</file>

<file path=Object 16/content.xml><?xml version="1.0" encoding="utf-8"?>
<math xmlns="http://www.w3.org/1998/Math/MathML" display="block">
  <semantics>
    <mrow>
      <mrow>
        <mi mathvariant="italic">Echéance</mi>
        <mo stretchy="false">=</mo>
        <mi mathvariant="italic">Annuité</mi>
      </mrow>
      <mrow>
        <mspace width="2em"/>
        <mo stretchy="false">+</mo>
        <mspace width="2em"/>
      </mrow>
      <mi mathvariant="italic">Assurance</mi>
      <mrow>
        <mspace width="2em"/>
        <mo stretchy="false">+</mo>
        <mspace width="2em"/>
      </mrow>
      <mi mathvariant="italic">Frais</mi>
      <mi mathvariant="italic">dossier</mi>
    </mrow>
    <annotation encoding="StarMath 5.0">Echéance = Annuité ~+~Assurance ~+~Frais dossier </annotation>
  </semantics>
</math>
</file>

<file path=Object 17/content.xml><?xml version="1.0" encoding="utf-8"?>
<math xmlns="http://www.w3.org/1998/Math/MathML" display="block">
  <semantics>
    <mrow>
      <mi mathvariant="italic">Les</mi>
      <mspace width="2em"/>
      <mi mathvariant="italic">Frais</mi>
      <mspace width="2em"/>
      <mi mathvariant="italic">de</mi>
      <mspace width="2em"/>
      <mi mathvariant="italic">dossiers</mi>
      <mspace width="2em"/>
      <mi mathvariant="italic">que</mi>
      <mspace width="2em"/>
      <mi mathvariant="italic">pour</mi>
      <mspace width="2em"/>
      <mi mathvariant="italic">la</mi>
      <mspace width="2em"/>
      <mi>1ere</mi>
      <mspace width="2em"/>
      <mi mathvariant="italic">Année</mi>
    </mrow>
    <annotation encoding="StarMath 5.0">{ Les ~ Frais ~ de ~ dossiers ~ que ~ pour ~ la ~ 1ere ~ Année }</annotation>
  </semantics>
</math>
</file>

<file path=Object 18/content.xml><?xml version="1.0" encoding="utf-8"?>
<math xmlns="http://www.w3.org/1998/Math/MathML" display="block">
  <semantics>
    <mrow>
      <mrow>
        <mi mathvariant="italic">Capital</mi>
        <mspace width="2em"/>
        <mi mathvariant="italic">restant</mi>
        <mspace width="4em"/>
        <mi mathvariant="italic">dû</mi>
      </mrow>
      <mo stretchy="false">=</mo>
      <mrow>
        <mi mathvariant="italic">Capital</mi>
        <mspace width="2em"/>
        <mi mathvariant="italic">Début</mi>
        <mrow>
          <mspace width="2em"/>
          <mo stretchy="false">−</mo>
          <mspace width="2em"/>
        </mrow>
        <mi mathvariant="italic">Amortissement</mi>
      </mrow>
    </mrow>
    <annotation encoding="StarMath 5.0">{Capital~restant~~dû}={Capital~Début~-~Amortissement}</annotation>
  </semantics>
</math>
</file>

<file path=Object 2/content.xml><?xml version="1.0" encoding="utf-8"?>
<math xmlns="http://www.w3.org/1998/Math/MathML" display="block">
  <semantics>
    <mrow>
      <mrow>
        <mi mathvariant="italic">Intérêts</mi>
        <mo stretchy="false">=</mo>
        <mi mathvariant="italic">Capital</mi>
      </mrow>
      <mrow>
        <mspace width="2em"/>
        <mo stretchy="false">×</mo>
        <mspace width="2em"/>
      </mrow>
      <mi mathvariant="italic">taux</mi>
    </mrow>
    <annotation encoding="StarMath 5.0">Intérêts =Capital ~times ~taux</annotation>
  </semantics>
</math>
</file>

<file path=Object 3/content.xml><?xml version="1.0" encoding="utf-8"?>
<math xmlns="http://www.w3.org/1998/Math/MathML" display="block">
  <semantics>
    <mrow>
      <mrow>
        <mi mathvariant="italic">Amortissement</mi>
        <mo stretchy="false">=</mo>
        <mi mathvariant="italic">Annuité</mi>
      </mrow>
      <mrow>
        <mspace width="2em"/>
        <mo stretchy="false">−</mo>
        <mspace width="2em"/>
      </mrow>
      <mi mathvariant="italic">intérêts</mi>
    </mrow>
    <annotation encoding="StarMath 5.0">Amortissement =Annuité ~-~intérêts</annotation>
  </semantics>
</math>
</file>

<file path=Object 4/content.xml><?xml version="1.0" encoding="utf-8"?>
<math xmlns="http://www.w3.org/1998/Math/MathML" display="block">
  <semantics>
    <mrow>
      <mrow>
        <mi mathvariant="italic">Echéance</mi>
        <mo stretchy="false">=</mo>
        <mi mathvariant="italic">Annuité</mi>
      </mrow>
      <mrow>
        <mspace width="2em"/>
        <mo stretchy="false">+</mo>
        <mspace width="2em"/>
      </mrow>
      <mi mathvariant="italic">Assurance</mi>
      <mrow>
        <mspace width="2em"/>
        <mo stretchy="false">+</mo>
        <mspace width="2em"/>
      </mrow>
      <mi mathvariant="italic">Frais</mi>
      <mi mathvariant="italic">dossier</mi>
    </mrow>
    <annotation encoding="StarMath 5.0">Echéance = Annuité ~+~Assurance ~+~Frais dossier </annotation>
  </semantics>
</math>
</file>

<file path=Object 5/content.xml><?xml version="1.0" encoding="utf-8"?>
<math xmlns="http://www.w3.org/1998/Math/MathML" display="block">
  <semantics>
    <mrow>
      <mi mathvariant="italic">Les</mi>
      <mspace width="2em"/>
      <mi mathvariant="italic">Frais</mi>
      <mspace width="2em"/>
      <mi mathvariant="italic">de</mi>
      <mspace width="2em"/>
      <mi mathvariant="italic">dossiers</mi>
      <mspace width="2em"/>
      <mi mathvariant="italic">que</mi>
      <mspace width="2em"/>
      <mi mathvariant="italic">pour</mi>
      <mspace width="2em"/>
      <mi mathvariant="italic">la</mi>
      <mspace width="2em"/>
      <mi>1ere</mi>
      <mspace width="2em"/>
      <mi mathvariant="italic">Année</mi>
    </mrow>
    <annotation encoding="StarMath 5.0">{ Les ~ Frais ~ de ~ dossiers ~ que ~ pour ~ la ~ 1ere ~ Année }</annotation>
  </semantics>
</math>
</file>

<file path=Object 6/content.xml><?xml version="1.0" encoding="utf-8"?>
<math xmlns="http://www.w3.org/1998/Math/MathML" display="block">
  <semantics>
    <mrow>
      <mrow>
        <mi mathvariant="italic">Capital</mi>
        <mspace width="2em"/>
        <mi mathvariant="italic">restant</mi>
        <mspace width="4em"/>
        <mi mathvariant="italic">dû</mi>
      </mrow>
      <mo stretchy="false">=</mo>
      <mrow>
        <mi mathvariant="italic">Capital</mi>
        <mspace width="2em"/>
        <mi mathvariant="italic">Début</mi>
        <mrow>
          <mspace width="2em"/>
          <mo stretchy="false">−</mo>
          <mspace width="2em"/>
        </mrow>
        <mi mathvariant="italic">Amortissement</mi>
      </mrow>
    </mrow>
    <annotation encoding="StarMath 5.0">{Capital~restant~~dû}={Capital~Début~-~Amortissement}</annotation>
  </semantics>
</math>
</file>

<file path=Object 7/content.xml><?xml version="1.0" encoding="utf-8"?>
<math xmlns="http://www.w3.org/1998/Math/MathML" display="block">
  <semantics>
    <mrow>
      <mi mathvariant="italic">Annuité</mi>
      <mo stretchy="false">=</mo>
      <mfrac>
        <mrow>
          <mi mathvariant="italic">capital</mi>
          <mrow>
            <mspace width="2em"/>
            <mo stretchy="false">×</mo>
            <mspace width="2em"/>
          </mrow>
          <mi mathvariant="italic">taux</mi>
        </mrow>
        <mrow>
          <mn>1</mn>
          <mo stretchy="false">−</mo>
          <msup>
            <mrow>
              <mo fence="true" form="prefix" stretchy="false">(</mo>
              <mrow>
                <mrow>
                  <mn>1</mn>
                  <mo stretchy="false">+</mo>
                  <mi mathvariant="italic">taux</mi>
                </mrow>
              </mrow>
              <mo fence="true" form="postfix" stretchy="false">)</mo>
            </mrow>
            <mrow>
              <mo stretchy="false">−</mo>
              <mi mathvariant="italic">durée</mi>
            </mrow>
          </msup>
        </mrow>
      </mfrac>
    </mrow>
    <annotation encoding="StarMath 5.0">Annuité ={  capital~ times ~taux } over { 1 -(1+ taux)^{-durée} }</annotation>
  </semantics>
</math>
</file>

<file path=Object 8/content.xml><?xml version="1.0" encoding="utf-8"?>
<math xmlns="http://www.w3.org/1998/Math/MathML" display="block">
  <semantics>
    <mrow>
      <mrow>
        <mi mathvariant="italic">Intérêts</mi>
        <mo stretchy="false">=</mo>
        <mi mathvariant="italic">Capital</mi>
      </mrow>
      <mrow>
        <mspace width="2em"/>
        <mo stretchy="false">×</mo>
        <mspace width="2em"/>
      </mrow>
      <mi mathvariant="italic">taux</mi>
    </mrow>
    <annotation encoding="StarMath 5.0">Intérêts =Capital ~times ~taux</annotation>
  </semantics>
</math>
</file>

<file path=Object 9/content.xml><?xml version="1.0" encoding="utf-8"?>
<math xmlns="http://www.w3.org/1998/Math/MathML" display="block">
  <semantics>
    <mrow>
      <mrow>
        <mi mathvariant="italic">Amortissement</mi>
        <mo stretchy="false">=</mo>
        <mi mathvariant="italic">Annuité</mi>
      </mrow>
      <mrow>
        <mspace width="2em"/>
        <mo stretchy="false">−</mo>
        <mspace width="2em"/>
      </mrow>
      <mi mathvariant="italic">intérêts</mi>
    </mrow>
    <annotation encoding="StarMath 5.0">Amortissement =Annuité ~-~intérêts</annotation>
  </semantics>
</math>
</file>